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26.04mm" svg:y="108.58mm">
            <draw:object draw:notify-on-update-of-ranges="Hoja1.A6:Hoja1.A17 Hoja1.B6:Hoja1.B17 Hoja1.A6:Hoja1.A17 Hoja1.C6:Hoja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25.83521505,26.2912202,25.9858871,25.50708333,25.57392473,25.63763889,25.42299013,25.060008065,25.060008065,24.46597938,24.961944444,25.6410498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TEMPERATURA</text:p>
          </table:table-cell>
          <table:table-cell table:style-name="Default" office:value-type="string" calcext:value-type="string">
            <text:p>FLU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83521505" calcext:value-type="float">
            <text:p>25,83521505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2912202" calcext:value-type="float">
            <text:p>26,2912202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9858871" calcext:value-type="float">
            <text:p>25,9858871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50708333" calcext:value-type="float">
            <text:p>25,50708333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57392473" calcext:value-type="float">
            <text:p>25,57392473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63763889" calcext:value-type="float">
            <text:p>25,63763889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42299013" calcext:value-type="float">
            <text:p>25,42299013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060008065" calcext:value-type="float">
            <text:p>25,060008065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060008065" calcext:value-type="float">
            <text:p>25,060008065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46597938" calcext:value-type="float">
            <text:p>24,46597938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961944444" calcext:value-type="float">
            <text:p>24,961944444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6410498" calcext:value-type="float">
            <text:p>25,6410498</text:p>
          </table:table-cell>
          <table:table-cell table:formula="of:=13053590/1000000" office:value-type="float" office:value="13.05359" calcext:value-type="float">
            <text:p>13,05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9:55:48.301836767</meta:creation-date>
    <dc:date>2020-01-27T10:21:14.809809063</dc:date>
    <meta:editing-duration>PT5M2S</meta:editing-duration>
    <meta:editing-cycles>1</meta:editing-cycles>
    <meta:document-statistic meta:table-count="1" meta:cell-count="4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3.552cm" svg:y="3.952cm" style:legend-expansion="high" chart:style-name="ch2"/>
        <chart:plot-area chart:style-name="ch3" table:cell-range-address="Hoja1.A6:Hoja1.C17" chart:data-source-has-labels="column" svg:x="0.32cm" svg:y="0.18cm" svg:width="12.912cm" svg:height="8.64cm">
          <chartooo:coordinate-region svg:x="0.941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6:Hoja1.B17" chart:class="chart:scatter">
            <chart:domain table:cell-range-address="Hoja1.A6:Hoja1.A17"/>
            <chart:data-point chart:repeated="12"/>
          </chart:series>
          <chart:series chart:style-name="ch7" chart:values-cell-range-address="Hoja1.C6:Hoja1.C17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Hoja1.A6:Hoja1.A17</svg:desc>
                </draw:g>
              </table:table-cell>
              <table:table-cell office:value-type="float" office:value="25.83521505">
                <text:p>25.83521505</text:p>
                <draw:g>
                  <svg:desc>Hoja1.B6:Hoja1.B17</svg:desc>
                </draw:g>
              </table:table-cell>
              <table:table-cell office:value-type="float" office:value="13.05359">
                <text:p>13.05359</text:p>
                <draw:g>
                  <svg:desc>Hoja1.C6:Hoja1.C17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6.2912202">
                <text:p>26.2912202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5.9858871">
                <text:p>25.9858871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5.50708333">
                <text:p>25.50708333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5.57392473">
                <text:p>25.57392473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5.63763889">
                <text:p>25.63763889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25.42299013">
                <text:p>25.42299013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25.060008065">
                <text:p>25.060008065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25.060008065">
                <text:p>25.060008065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4.46597938">
                <text:p>24.46597938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4.961944444">
                <text:p>24.961944444</text:p>
              </table:table-cell>
              <table:table-cell office:value-type="float" office:value="13.05359">
                <text:p>13.0535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5.6410498">
                <text:p>25.6410498</text:p>
              </table:table-cell>
              <table:table-cell office:value-type="float" office:value="13.05359">
                <text:p>13.05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